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1.52cm" table:align="left"/>
    </style:style>
    <style:style style:name="Tableau1.A" style:family="table-column">
      <style:table-column-properties style:column-width="2.26cm"/>
    </style:style>
    <style:style style:name="Tableau1.B" style:family="table-column">
      <style:table-column-properties style:column-width="9.26cm"/>
    </style:style>
    <style:style style:name="Tableau1.A1" style:family="table-cell">
      <style:table-cell-properties style:vertical-align="middle" fo:padding="0.049cm" fo:border="none"/>
    </style:style>
    <style:style style:name="P1" style:family="paragraph" style:parent-style-name="Heading_20_1">
      <style:paragraph-properties fo:text-align="start" style:justify-single-word="false"/>
      <style:text-properties officeooo:rsid="000f007e" officeooo:paragraph-rsid="000f007e"/>
    </style:style>
    <style:style style:name="P2" style:family="paragraph" style:parent-style-name="Heading_20_3">
      <style:paragraph-properties fo:text-align="start" style:justify-single-word="false"/>
      <style:text-properties officeooo:rsid="000f007e" officeooo:paragraph-rsid="000f007e"/>
    </style:style>
    <style:style style:name="P3" style:family="paragraph" style:parent-style-name="Standard">
      <style:paragraph-properties fo:text-align="center" style:justify-single-word="false"/>
      <style:text-properties officeooo:rsid="000b7d5f" officeooo:paragraph-rsid="000b7d5f"/>
    </style:style>
    <style:style style:name="P4" style:family="paragraph" style:parent-style-name="Standard">
      <style:paragraph-properties fo:text-align="start" style:justify-single-word="false"/>
      <style:text-properties officeooo:rsid="000b7d5f" officeooo:paragraph-rsid="000b7d5f"/>
    </style:style>
    <style:style style:name="P5" style:family="paragraph" style:parent-style-name="Standard">
      <style:paragraph-properties fo:text-align="start" style:justify-single-word="false"/>
      <style:text-properties officeooo:rsid="000c5e24" officeooo:paragraph-rsid="000c5e24"/>
    </style:style>
    <style:style style:name="P6" style:family="paragraph" style:parent-style-name="Standard">
      <style:paragraph-properties fo:text-align="start" style:justify-single-word="false"/>
      <style:text-properties officeooo:rsid="000d894c" officeooo:paragraph-rsid="000d894c"/>
    </style:style>
    <style:style style:name="P7" style:family="paragraph" style:parent-style-name="Standard">
      <style:paragraph-properties fo:text-align="start" style:justify-single-word="false"/>
      <style:text-properties officeooo:rsid="000f007e" officeooo:paragraph-rsid="000d894c"/>
    </style:style>
    <style:style style:name="P8" style:family="paragraph" style:parent-style-name="Standard">
      <style:paragraph-properties fo:text-align="start" style:justify-single-word="false"/>
      <style:text-properties officeooo:rsid="000f007e" officeooo:paragraph-rsid="000f007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1">
      <style:text-properties officeooo:paragraph-rsid="00106735"/>
    </style:style>
    <style:style style:name="P21" style:family="paragraph" style:parent-style-name="Text_20_body" style:list-style-name="L11">
      <style:text-properties officeooo:rsid="000f007e" officeooo:paragraph-rsid="000f007e"/>
    </style:style>
    <style:style style:name="P22" style:family="paragraph" style:parent-style-name="Text_20_body" style:list-style-name="L11">
      <style:text-properties officeooo:rsid="00106735" officeooo:paragraph-rsid="00106735"/>
    </style:style>
    <style:style style:name="T1" style:family="text">
      <style:text-properties officeooo:rsid="000c5e24"/>
    </style:style>
    <style:style style:name="T2" style:family="text">
      <style:text-properties officeooo:rsid="000d894c"/>
    </style:style>
    <style:style style:name="T3" style:family="text">
      <style:text-properties officeooo:rsid="000f007e"/>
    </style:style>
    <style:style style:name="T4" style:family="text">
      <style:text-properties officeooo:rsid="0010673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Crédence de Sissa</text:p>
      <text:p text:style-name="P3"/>
      <text:p text:style-name="P4">Synopsis :</text:p>
      <text:p text:style-name="P4">Sissa résout un des gros problèmes du Roi Belkib, et demande en récompense que l’on mette sur un échiquier des récompenses dont la valeur augmente avec chaque cases. Ce dernier demande alors a son mage de créer un donjon magnifique dans lequel chaque salle abrite une opportunité <text:s/>de gagner encore plus de richesse. Mais pour punir Sissa de sa cupidité, il enchante la bâtisse pour qu’elle se vide de ses occupants de manière périodique. <text:line-break/>Sissa vous engage pour aller chercher le plus de ressources dans son antre au trésor maudite.<text:line-break/><text:line-break/>But :</text:p>
      <text:p text:style-name="P4">Se déplacer de cases en cases dans toute les directions sur l’échiquier . Chaque cases comporte un évènement qui permet de gagner ou perdre des points de gloire, selon le type d’évènement. L’équipe qui aura le plus de points de gloire quand elle se seront toute faite dégager du donjon, gagne. </text:p>
      <text:p text:style-name="P4"/>
      <text:p text:style-name="P4">Informations :</text:p>
      <text:p text:style-name="P4"><text:tab/>Les rôles </text:p>
      <text:p text:style-name="P4">Il y a deux joueurs par équipe, qui occupent un rôle différent.<text:line-break/>- L’éclaireur possède des notes sur lequelles figurent un tableau de coorodnnée de 3 par 3 menant a un code précis, indiquant une clé d’association ainsi qu’un sens et une case. Lorsque l’équipe décide de faire un scan, le maitre du jeu va donner une coordonnée et une suite de couleurs. Selon la coordonnée, <text:span text:style-name="T1">chaque couleurs de la suite de couleur </text:span>va correspondre a des type<text:span text:style-name="T1">s</text:span> d’évènement, <text:span text:style-name="T1">et selon la case relative et l’ordre, l’éclaireur pourra déduire les types d’évènements de chaque cases autour de l’équipe, </text:span><text:span text:style-name="T3">ou d’une case pointée par l’éclaireur</text:span><text:span text:style-name="T1">. En clair, l’éclaireur possède des notes qui permettent de traduire une série de coordonnée et couleur en type d’évènements autour de la ou se trouve son équipe.</text:span></text:p>
      <text:p text:style-name="P5">- Le solveur. Lors des évènements, le maitre du jeu proposera plusieurs options possibles, auxquelles le joueur pourra rajouter un twist si il le veut. Selon l’option et le twist choisi ainsi que le type d’évènement, on pourra définir le succès de l’action a partir d’un lancer de dé basique (échec si &lt;=10, réussite sinon). Cepandant, le solveur , qui aura décidé de 2 caractéristiques bonus et 2 malus dans une liste de caractéristique au début de la partie va influencer le lancer. Ainsi, si l’action est d’une certaine nature correspondant a un bonus, l’échec correspondra a un lancer de dé ≤ 7 . Si par contre la nature correspond a un malus, l’échec correspondra a un lancer de dé ≤ 13 . EN clair, le type de solveur que l’on configure en début de partie va décider des bonus et des malus que l’on aura selon certaines actions (il devient donc nécéssaire de faire des actions qui correspondent a nos forces plutot qu’a nos faiblessses). De plus, lors d’un évènement, le choix du solveur est toujours proéminent.</text:p>
      <text:p text:style-name="P5"><text:tab/>Les évènements</text:p>
      <text:p text:style-name="P5">Ils sont de plusieurs types : Outil (peut gagner artefacts et objets spéciaux), Info(peut révéler la nature de certaines cases), Danger(grande chance de perdre des points de gloire), Gloire(grande chance de gagner des points de gloire), <text:span text:style-name="T2">méchanisme</text:span>(Peut influencer sur certains <text:span text:style-name="T2">mécaniques</text:span> de la partie, pour tout le monde), Rencontre(Rencontre des personnage hostiles ou aliés). Pour chaque type d’évènements, on va avoir trois choses qui vont se passer. Le Maitre du jeu va décrire l’évenement <text:span text:style-name="T2">et donner les choses qui peuvent etre faite. Le groupe va décider de ce qu’il veut faire (avec l’avis du solveur qui prime), en suivant les options données par le Maitre du jeu ou en faisant leurs propres twist . Le maitre du jeu va faire des jets de dés si il le faut, et énoncer les conséquences des actes du groupe.</text:span></text:p>
      <text:p text:style-name="P5"><text:tab/><text:span text:style-name="T2">Les Twists</text:span></text:p>
      <text:p text:style-name="P6">Un rajout ingénieux de la part de l’équipe ou du solveur, qui va potentiellement marcher et potentiellement avoir des effets sur la partie. Par exemple, l’équipe pourrait décider d’acheter une potion a un marchand, et de lui dire que le prochain groupe d’aventurier qui va passer est en fait un groupe de monstre déguisé. Cette option n’étant pas donnée par le maitre du jeu et inventée par <text:soft-page-break/>l’équipe, <text:s/>on apelle ca un twist. Si le jet de charisme marche, alors <text:s/>le twist marche, et le prochain groupe sera consiédéré comme hostile par le marchand. Tout cela est décidé par le maitre du jeu.</text:p>
      <text:p text:style-name="P6"><text:tab/>Les combats</text:p>
      <text:p text:style-name="P6">SI deux équipes arrivent sur la même cases, un combat se déclenceh. Il suffit alors d’être le plus ingénieux, inventif, imaginatif, pour convaincre le maitre du jeu que son équipe gagne, et que l’autre perd. Les deux équipes peuveent utiliser tout le sobjets et les tactiques mises a disposition, et selon les choix fait, le maitre du jeu peut procéder a de nombreuses conséquences , telle que la perte de point de gloire par l’équipe perdante, le vol ou échange d’un objet, le déplacement des deux équipes sur des cases aléatoires proches si elles fuient, etc. Le tout est simplement une joute verbale sans véritable règle, a part que les actions entreprises doivetn être possible avec ce qu’on sait des équipes</text:p>
      <text:p text:style-name="P6"><text:tab/>La brume</text:p>
      <text:p text:style-name="P6">Tout les deux/trois/quatre (au maitre de jeu de définir) tours, la brume avance d’un rang sur l’échiquier. Cette brume correspond a la malédiction : si une des équipe la touche, elle se retrouve téléportée en dehors du donjon et la partie est finie pour eux. On compte alors leurs points de gloire , et on attend que les autres équipes touchent la brume pour comparer tout les points.</text:p>
      <text:p text:style-name="P7"><text:tab/>Les tours</text:p>
      <text:p text:style-name="P8">A chaque tour, els équipes peuvent lancer un sonar, se déplacer sur une case avec un évènement afin de le faire, ou se déplacer sur une case avec une autre équipe pour les affronter</text:p>
      <text:p text:style-name="P8"/>
      <text:p text:style-name="P8">EN clair :</text:p>
      <text:p text:style-name="P8">Chaque équipe se déplace sur un échiquier qui se remplis d’une brume a ne pas toucher sous peine de fin de partie. Chaque case de l’échiuquier correspond a un évenement que l’on peut finir de nombreuses manières et qui peuvent nous apporter de nombreux bonus ou malus. Selon la maniere que l’on choisit, les bonus/malus des solveurs sont pris en compte lors des jet de dés (qui définissent si une action entreprises marche ou pas). On peut aussi choisir d’aller sur la meme case qu’une autre équipe, que l’on affronte alors sous la forme d’une joute verbale dont les conséquences sont définie par le maitre du jeu. On peut aussi choisir de lancer un sonar, ce qui va révéler la nature des évenements aux alentours du joueur, ou d’une case choisie par l’éclaireur, sous la forme d’un code déchiffrable par ce dernier. L’équipe qui gagne et celle qui apres avoir été éjectée du plateau, possède le plus de points de gloi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1"><text:soft-page-break/>📜 La Crédence de Sissa – Règles du Jeu</text:h>
      <text:h text:style-name="Heading_20_2" text:outline-level="2">🧠 Synopsis</text:h>
      <text:p text:style-name="Text_20_body">Sissa, le légendaire sage de la cour du roi Belkib, résout une énigme cruciale pour le royaume. En récompense, il demande que l’on place des grains de riz sur un échiquier, en doublant à chaque case. Le roi, intrigué mais méfiant, fait appel à son mage pour créer une version grandiose de cette demande : <text:span text:style-name="Strong_20_Emphasis">un donjon fabuleux, dont chaque salle recèle des trésors grandissants.</text:span></text:p>
      <text:p text:style-name="Text_20_body">Mais pour punir la cupidité de Sissa, il envoûte ce lieu : tous ceux qui y pénètrent seront un jour inexorablement expulsés par une <text:span text:style-name="Strong_20_Emphasis">brume maudite</text:span>.</text:p>
      <text:p text:style-name="Text_20_body">Vous incarnez les mercenaires envoyés par Sissa pour explorer ce sanctuaire de richesses... et en sortir couverts de gloire.</text:p>
      <text:p text:style-name="Horizontal_20_Line"/>
      <text:h text:style-name="Heading_20_2" text:outline-level="2">🎯 Objectif du jeu</text:h>
      <text:p text:style-name="Text_20_body">Accumuler un maximum de <text:span text:style-name="Strong_20_Emphasis">Points de Gloire</text:span> en explorant les salles du donjon (cases de l’échiquier) avant que la <text:span text:style-name="Strong_20_Emphasis">Brume</text:span> ne vous rattrape.<text:line-break/>À la fin de la partie (quand toutes les équipes ont été éjectées), l’équipe avec le plus de Points de Gloire l’emporte.</text:p>
      <text:p text:style-name="Horizontal_20_Line"/>
      <text:h text:style-name="Heading_20_2" text:outline-level="2">👥 Configuration des équipes</text:h>
      <text:list text:style-name="L1">
        <text:list-item>
          <text:p text:style-name="P9"><text:span text:style-name="Strong_20_Emphasis">2 joueurs par équipe</text:span></text:p>
          <text:list>
            <text:list-item>
              <text:p text:style-name="P9"><text:span text:style-name="Strong_20_Emphasis">L’Éclaireur</text:span> 🔎</text:p>
            </text:list-item>
            <text:list-item>
              <text:p text:style-name="P9"><text:span text:style-name="Strong_20_Emphasis">Le Solveur</text:span> 🧠</text:p>
            </text:list-item>
          </text:list>
        </text:list-item>
      </text:list>
      <text:p text:style-name="Text_20_body">Chaque rôle est asymétrique et complémentaire.</text:p>
      <text:p text:style-name="Horizontal_20_Line"/>
      <text:h text:style-name="Heading_20_2" text:outline-level="2">📍 Plateau de jeu</text:h>
      <text:list text:style-name="L2">
        <text:list-item>
          <text:p text:style-name="P10">Représenté par un <text:span text:style-name="Strong_20_Emphasis">échiquier</text:span> (taille définie par le maître du jeu, ex : 8x8 ou 10x10).</text:p>
        </text:list-item>
        <text:list-item>
          <text:p text:style-name="P10">Chaque <text:span text:style-name="Strong_20_Emphasis">case</text:span> représente une <text:span text:style-name="Strong_20_Emphasis">salle</text:span> contenant un <text:span text:style-name="Strong_20_Emphasis">événement</text:span>.</text:p>
        </text:list-item>
        <text:list-item>
          <text:p text:style-name="P10">Une <text:span text:style-name="Strong_20_Emphasis">Brume maudite</text:span> progresse régulièrement et éjecte toute équipe qu’elle touche.</text:p>
        </text:list-item>
      </text:list>
      <text:p text:style-name="Horizontal_20_Line"/>
      <text:h text:style-name="Heading_20_2" text:outline-level="2">🧭 Les Tours</text:h>
      <text:p text:style-name="Text_20_body">À chaque tour, une équipe choisit <text:span text:style-name="Strong_20_Emphasis">UNE</text:span> action :</text:p>
      <text:list text:style-name="L3">
        <text:list-item>
          <text:p text:style-name="P11">🔦 <text:span text:style-name="Strong_20_Emphasis">Lancer un sonar</text:span> pour analyser les environs (éclaireur).</text:p>
        </text:list-item>
        <text:list-item>
          <text:p text:style-name="P11"><text:soft-page-break/>🚶‍♂️ <text:span text:style-name="Strong_20_Emphasis">Se déplacer</text:span> sur une case d’événement.</text:p>
        </text:list-item>
        <text:list-item>
          <text:p text:style-name="P11">⚔️ <text:span text:style-name="Strong_20_Emphasis">Se déplacer</text:span> sur une case déjà occupée par une autre équipe (déclenche un combat).</text:p>
        </text:list-item>
      </text:list>
      <text:p text:style-name="Horizontal_20_Line"/>
      <text:h text:style-name="Heading_20_2" text:outline-level="2">📌 Les Rôles</text:h>
      <text:h text:style-name="Heading_20_3" text:outline-level="3">🔎 L’Éclaireur</text:h>
      <text:list text:style-name="L4">
        <text:list-item>
          <text:p text:style-name="P12">Possède une <text:span text:style-name="Strong_20_Emphasis">grille secrète 3x3</text:span> avec un <text:span text:style-name="Strong_20_Emphasis">code d’interprétation</text:span>.</text:p>
        </text:list-item>
        <text:list-item>
          <text:p text:style-name="P12">Lors d’un <text:span text:style-name="Strong_20_Emphasis">sonar</text:span>, le maître du jeu fournit :</text:p>
          <text:list>
            <text:list-item>
              <text:p text:style-name="P12">Une <text:span text:style-name="Strong_20_Emphasis">coordonnée</text:span>,</text:p>
            </text:list-item>
            <text:list-item>
              <text:p text:style-name="P12">Une <text:span text:style-name="Strong_20_Emphasis">suite de couleurs</text:span>.</text:p>
            </text:list-item>
          </text:list>
        </text:list-item>
        <text:list-item>
          <text:p text:style-name="P12">À l’aide de ses notes, l’Éclaireur peut <text:span text:style-name="Strong_20_Emphasis">traduire</text:span> cette séquence en <text:span text:style-name="Strong_20_Emphasis">types d’événements</text:span> autour de sa position (ou sur une case ciblée).</text:p>
        </text:list-item>
      </text:list>
      <text:h text:style-name="Heading_20_3" text:outline-level="3">🧠 Le Solveur</text:h>
      <text:list text:style-name="L5">
        <text:list-item>
          <text:p text:style-name="P13">Lors des événements, il choisit l’action principale de l’équipe.</text:p>
        </text:list-item>
        <text:list-item>
          <text:p text:style-name="P13">Peut proposer un <text:span text:style-name="Strong_20_Emphasis">twist</text:span> pour enrichir l’interaction.</text:p>
        </text:list-item>
        <text:list-item>
          <text:p text:style-name="P13">Dispose de :</text:p>
          <text:list>
            <text:list-item>
              <text:p text:style-name="P13"><text:span text:style-name="Strong_20_Emphasis">2 caractéristiques bonus</text:span> (+ chances de réussite sur certaines actions),</text:p>
            </text:list-item>
            <text:list-item>
              <text:p text:style-name="P13"><text:span text:style-name="Strong_20_Emphasis">2 caractéristiques malus</text:span> (– chances sur d'autres).</text:p>
            </text:list-item>
          </text:list>
        </text:list-item>
      </text:list>
      <text:h text:style-name="Heading_20_4" text:outline-level="4">🎲 Résolution des actions :</text:h>
      <text:list text:style-name="L6">
        <text:list-item>
          <text:p text:style-name="P14">Un <text:span text:style-name="Strong_20_Emphasis">jet de dé à 20 faces</text:span> détermine la réussite.</text:p>
          <text:list>
            <text:list-item>
              <text:p text:style-name="P14"><text:span text:style-name="Strong_20_Emphasis">Base</text:span> : réussite si résultat &gt; 10.</text:p>
            </text:list-item>
            <text:list-item>
              <text:p text:style-name="P14"><text:span text:style-name="Strong_20_Emphasis">Bonus</text:span> : réussite si &gt; 7.</text:p>
            </text:list-item>
            <text:list-item>
              <text:p text:style-name="P14"><text:span text:style-name="Strong_20_Emphasis">Malus</text:span> : réussite si &gt; 13.</text:p>
            </text:list-item>
          </text:list>
        </text:list-item>
      </text:list>
      <text:p text:style-name="Horizontal_20_Line"/>
      <text:h text:style-name="Heading_20_2" text:outline-level="2">🎭 Les Types d’Événements</text:h>
      <table:table table:name="Tableau1" table:style-name="Tableau1">
        <table:table-column table:style-name="Tableau1.A"/>
        <table:table-column table:style-name="Tableau1.B"/>
        <table:table-header-rows>
          <table:table-row>
            <table:table-cell table:style-name="Tableau1.A1" office:value-type="string">
              <text:p text:style-name="Table_20_Heading">Type</text:p>
            </table:table-cell>
            <table:table-cell table:style-name="Tableau1.A1" office:value-type="string">
              <text:p text:style-name="Table_20_Heading">Description</text:p>
            </table:table-cell>
          </table:table-row>
        </table:table-header-rows>
        <table:table-row>
          <table:table-cell table:style-name="Tableau1.A1" office:value-type="string">
            <text:p text:style-name="Table_20_Contents"><text:span text:style-name="Strong_20_Emphasis">Outil</text:span></text:p>
          </table:table-cell>
          <table:table-cell table:style-name="Tableau1.A1" office:value-type="string">
            <text:p text:style-name="Table_20_Contents">Permet de récupérer objets, artefacts ou ressources.</text:p>
          </table:table-cell>
        </table:table-row>
        <table:table-row>
          <table:table-cell table:style-name="Tableau1.A1" office:value-type="string">
            <text:p text:style-name="Table_20_Contents"><text:span text:style-name="Strong_20_Emphasis">Info</text:span></text:p>
          </table:table-cell>
          <table:table-cell table:style-name="Tableau1.A1" office:value-type="string">
            <text:p text:style-name="Table_20_Contents">Révèle des éléments sur le plateau ou la brume.</text:p>
          </table:table-cell>
        </table:table-row>
        <table:table-row>
          <table:table-cell table:style-name="Tableau1.A1" office:value-type="string">
            <text:p text:style-name="Table_20_Contents"><text:span text:style-name="Strong_20_Emphasis">Danger</text:span></text:p>
          </table:table-cell>
          <table:table-cell table:style-name="Tableau1.A1" office:value-type="string">
            <text:p text:style-name="Table_20_Contents">Risque élevé de perte de gloire ou d'effets néfastes.</text:p>
          </table:table-cell>
        </table:table-row>
        <table:table-row>
          <table:table-cell table:style-name="Tableau1.A1" office:value-type="string">
            <text:p text:style-name="Table_20_Contents"><text:span text:style-name="Strong_20_Emphasis">Gloire</text:span></text:p>
          </table:table-cell>
          <table:table-cell table:style-name="Tableau1.A1" office:value-type="string">
            <text:p text:style-name="Table_20_Contents">Forte probabilité de gain de points de gloire.</text:p>
          </table:table-cell>
        </table:table-row>
        <table:table-row>
          <table:table-cell table:style-name="Tableau1.A1" office:value-type="string">
            <text:p text:style-name="Table_20_Contents"><text:span text:style-name="Strong_20_Emphasis">Mécanisme</text:span></text:p>
          </table:table-cell>
          <table:table-cell table:style-name="Tableau1.A1" office:value-type="string">
            <text:p text:style-name="Table_20_Contents">Modifie les règles globales, déclencheurs spéciaux.</text:p>
          </table:table-cell>
        </table:table-row>
        <table:table-row>
          <table:table-cell table:style-name="Tableau1.A1" office:value-type="string">
            <text:p text:style-name="Table_20_Contents"><text:span text:style-name="Strong_20_Emphasis">Rencontre</text:span></text:p>
          </table:table-cell>
          <table:table-cell table:style-name="Tableau1.A1" office:value-type="string">
            <text:p text:style-name="Table_20_Contents">Interactions avec PNJ, marchands, alliés ou ennemis.</text:p>
          </table:table-cell>
        </table:table-row>
      </table:table>
      <text:p text:style-name="P8"/>
      <text:p text:style-name="P8"/>
      <text:h text:style-name="P2" text:outline-level="3"><text:soft-page-break/>📌 Déroulement d’un événement :</text:h>
      <text:list text:style-name="L7">
        <text:list-item>
          <text:p text:style-name="P15">Le maître du jeu <text:span text:style-name="Strong_20_Emphasis">décrit la scène</text:span>.</text:p>
        </text:list-item>
        <text:list-item>
          <text:p text:style-name="P15">L’équipe choisit une action (le Solveur a le dernier mot).</text:p>
        </text:list-item>
        <text:list-item>
          <text:p text:style-name="P15"><text:span text:style-name="Strong_20_Emphasis">Jet de dé</text:span> et interprétation par le maître du jeu.</text:p>
        </text:list-item>
      </text:list>
      <text:p text:style-name="Horizontal_20_Line"/>
      <text:h text:style-name="Heading_20_2" text:outline-level="2">🌀 Les Twists</text:h>
      <text:list text:style-name="L8">
        <text:list-item>
          <text:p text:style-name="P16">Option <text:span text:style-name="Strong_20_Emphasis">non prévue</text:span> par le maître du jeu, imaginée par les joueurs.</text:p>
        </text:list-item>
        <text:list-item>
          <text:p text:style-name="P16">Ex : "On achète une potion et dit au marchand que le groupe suivant est un monstre déguisé."</text:p>
        </text:list-item>
        <text:list-item>
          <text:p text:style-name="P16">Si jugée plausible, le maître du jeu fait un <text:span text:style-name="Strong_20_Emphasis">jet de caractéristique approprié</text:span> (ex : Charisme).</text:p>
        </text:list-item>
        <text:list-item>
          <text:p text:style-name="P16">Peut avoir des <text:span text:style-name="Strong_20_Emphasis">conséquences à long terme</text:span> dans la partie.</text:p>
        </text:list-item>
      </text:list>
      <text:p text:style-name="Horizontal_20_Line"/>
      <text:h text:style-name="Heading_20_2" text:outline-level="2">⚔️ Les Combats entre Équipes</text:h>
      <text:list text:style-name="L9">
        <text:list-item>
          <text:p text:style-name="P17">Déclenchés si deux équipes se retrouvent sur la même case.</text:p>
        </text:list-item>
        <text:list-item>
          <text:p text:style-name="P17">Se jouent comme des <text:span text:style-name="Strong_20_Emphasis">joutes verbales tactiques</text:span>, sans règles fixes :</text:p>
          <text:list>
            <text:list-item>
              <text:p text:style-name="P17">Utilisation créative des objets,</text:p>
            </text:list-item>
            <text:list-item>
              <text:p text:style-name="P17">Bluff, stratégie, pièges,</text:p>
            </text:list-item>
            <text:list-item>
              <text:p text:style-name="P17">L'équipe la plus convaincante (selon le MJ) l'emporte.</text:p>
            </text:list-item>
          </text:list>
        </text:list-item>
        <text:list-item>
          <text:p text:style-name="P17">Conséquences possibles :</text:p>
          <text:list>
            <text:list-item>
              <text:p text:style-name="P17">Perte de gloire,</text:p>
            </text:list-item>
            <text:list-item>
              <text:p text:style-name="P17">Vol ou échange d’objet,</text:p>
            </text:list-item>
            <text:list-item>
              <text:p text:style-name="P17">Téléportation aléatoire des équipes, etc.</text:p>
            </text:list-item>
          </text:list>
        </text:list-item>
      </text:list>
      <text:p text:style-name="Horizontal_20_Line"/>
      <text:h text:style-name="Heading_20_2" text:outline-level="2">🌫️ La Brume Maudite</text:h>
      <text:list text:style-name="L10">
        <text:list-item>
          <text:p text:style-name="P18">Avance <text:span text:style-name="Strong_20_Emphasis">tous les 2 à 4 tours</text:span> (choix du maître du jeu).</text:p>
        </text:list-item>
        <text:list-item>
          <text:p text:style-name="P18">Progresse d’un <text:span text:style-name="Strong_20_Emphasis">rang</text:span> (ligne ou colonne, selon la direction choisie).</text:p>
        </text:list-item>
        <text:list-item>
          <text:p text:style-name="P18">Toute équipe touchée est <text:span text:style-name="Strong_20_Emphasis">expulsée du donjon</text:span>, fin de sa partie.</text:p>
        </text:list-item>
        <text:list-item>
          <text:p text:style-name="P18">On note ses <text:span text:style-name="Strong_20_Emphasis">points de gloire</text:span>, en attendant les autres.</text:p>
        </text:list-item>
      </text:list>
      <text:p text:style-name="Horizontal_20_Line"/>
      <text:h text:style-name="Heading_20_2" text:outline-level="2"><text:soft-page-break/>🏆 Fin de Partie</text:h>
      <text:p text:style-name="Text_20_body">Quand toutes les équipes ont été <text:span text:style-name="Strong_20_Emphasis">éjectées</text:span> ou <text:span text:style-name="Strong_20_Emphasis">éliminées</text:span>, on compare les <text:span text:style-name="Strong_20_Emphasis">points de gloire</text:span> de chacune.</text:p>
      <text:p text:style-name="Quotations"><text:span text:style-name="Strong_20_Emphasis">L’équipe avec le plus de gloire remporte La Crédence de Sissa.</text:span></text:p>
      <text:p text:style-name="Horizontal_20_Line"/>
      <text:h text:style-name="Heading_20_2" text:outline-level="2">📖 Résumé rapide</text:h>
      <text:list text:style-name="L11">
        <text:list-item>
          <text:p text:style-name="P19">Plateau = échiquier rempli de salles (événements).</text:p>
        </text:list-item>
        <text:list-item>
          <text:p text:style-name="P21">Déplacement : une case après l’autre, dans n’importe quelle direction</text:p>
        </text:list-item>
        <text:list-item>
          <text:p text:style-name="P19">2 rôles : Éclaireur (info <text:span text:style-name="T3">sur type d’évènements </text:span><text:span text:style-name="T4">autour de l’équipe</text:span>), Solveur (actions).</text:p>
        </text:list-item>
        <text:list-item>
          <text:p text:style-name="P19">3 actions possibles par tour <text:span text:style-name="T3">(sonar, déplacement, combat)</text:span></text:p>
        </text:list-item>
        <text:list-item>
          <text:p text:style-name="P19">Brume = chrono mortel <text:span text:style-name="T3">(éjecte les équipes trop lentes)</text:span></text:p>
        </text:list-item>
        <text:list-item>
          <text:p text:style-name="P22">Evenements : résolus de plein de manières, avec ou sans jet de dés, avec ou sans twist.</text:p>
        </text:list-item>
        <text:list-item>
          <text:p text:style-name="P20">Les jets <text:span text:style-name="T4">de dés </text:span>dépendent <text:span text:style-name="T4">du type d’action et </text:span>du <text:span text:style-name="Strong_20_Emphasis">profil du Solveur </text:span><text:span text:style-name="Strong_20_Emphasis"><text:span text:style-name="T3">(</text:span></text:span><text:span text:style-name="Strong_20_Emphasis"><text:span text:style-name="T4">bonus/malus</text:span></text:span><text:span text:style-name="Strong_20_Emphasis"><text:span text:style-name="T3">)</text:span></text:span>.</text:p>
        </text:list-item>
        <text:list-item>
          <text:p text:style-name="P19">Victoire = gloire maximale à la fin.</text:p>
        </text:list-item>
      </text:list>
      <text:p text:style-name="Horizontal_20_Line"/>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8T23:05:39.051000000</meta:creation-date>
    <dc:date>2025-06-08T23:55:57.856000000</dc:date>
    <meta:editing-duration>PT2M1S</meta:editing-duration>
    <meta:editing-cycles>1</meta:editing-cycles>
    <meta:document-statistic meta:table-count="1" meta:image-count="0" meta:object-count="0" meta:page-count="6" meta:paragraph-count="110" meta:word-count="1915" meta:character-count="10872" meta:non-whitespace-character-count="9104"/>
    <meta:generator>LibreOffice/24.2.3.2$Windows_X86_64 LibreOffice_project/433d9c2ded56988e8a90e6b2e771ee4e6a5ab2ba</meta:generator>
  </office:meta>
</office:document-meta>
</file>